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1.7244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1.0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17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BASE CASE: character count 1, or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reverse(‘AT’) +‘C’ </text:p>
          </table:table-cell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reverse(‘AT’) +‘C’ </text:p>
          </table:table-cell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reverse(‘AT’) +‘C’ </text:p>
          </table:table-cell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reverse(‘AT’) +‘C’ </text:p>
          </table:table-cell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reverse(‘AT’) +‘C’ </text:p>
          </table:table-cell>
          <table:table-cell office:value-type="string" calcext:value-type="string">
            <text:p>reverse(‘CAT’)</text:p>
            <text:p/>
            <text:p>Head = ‘C’</text:p>
            <text:p>Tail = ‘AT’</text:p>
            <text:p/>
            <text:p>Return “TA” +‘C’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verse(‘AT’)</text:p>
            <text:p/>
            <text:p>Head = ‘A’</text:p>
            <text:p>Tail = ‘T’</text:p>
            <text:p/>
            <text:p>Return reverse(‘T’) +‘A’ </text:p>
          </table:table-cell>
          <table:table-cell office:value-type="string" calcext:value-type="string">
            <text:p>reverse(‘AT’)</text:p>
            <text:p/>
            <text:p>Head = ‘A’</text:p>
            <text:p>Tail = ‘T’</text:p>
            <text:p/>
            <text:p>Return reverse(‘T’) +‘A’ </text:p>
          </table:table-cell>
          <table:table-cell office:value-type="string" calcext:value-type="string">
            <text:p>reverse(‘AT’)</text:p>
            <text:p/>
            <text:p>Head = ‘A’</text:p>
            <text:p>Tail = ‘T’</text:p>
            <text:p/>
            <text:p>Return ‘T’ + ‘A’</text:p>
          </table:table-cell>
          <table:table-cell office:value-type="string" calcext:value-type="string">
            <text:p>reverse(‘AT’)</text:p>
            <text:p/>
            <text:p>Head = ‘A’</text:p>
            <text:p>Tail = ‘T’</text:p>
            <text:p/>
            <text:p>Return ‘T’ + ‘A’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se(‘T’)</text:p>
            <text:p/>
            <text:p>Head = ‘T’</text:p>
            <text:p>Tail = ‘’</text:p>
            <text:p/>
            <text:p>Return ‘T’</text:p>
          </table:table-cell>
          <table:table-cell office:value-type="string" calcext:value-type="string">
            <text:p>reverse(‘T’)</text:p>
            <text:p/>
            <text:p>Head = ‘T’</text:p>
            <text:p>Tail = ‘’</text:p>
            <text:p/>
            <text:p>Return ‘T’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48:15.374605986</meta:creation-date>
    <dc:date>2024-12-04T13:58:39.045418856</dc:date>
    <meta:editing-duration>PT3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